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2.3516in"/>
    </style:style>
    <style:style style:name="co4" style:family="table-column">
      <style:table-column-properties fo:break-before="auto" style:column-width="2.961in"/>
    </style:style>
    <style:style style:name="co5" style:family="table-column">
      <style:table-column-properties fo:break-before="auto" style:column-width="4.1366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5.1717in"/>
    </style:style>
    <style:style style:name="co10" style:family="table-column">
      <style:table-column-properties fo:break-before="auto" style:column-width="3.3063in"/>
    </style:style>
    <style:style style:name="co11" style:family="table-column">
      <style:table-column-properties fo:break-before="auto" style:column-width="1.2319in"/>
    </style:style>
    <style:style style:name="co12" style:family="table-column">
      <style:table-column-properties fo:break-before="auto" style:column-width="1.2638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2.0063in"/>
    </style:style>
    <style:style style:name="co16" style:family="table-column">
      <style:table-column-properties fo:break-before="auto" style:column-width="1.6453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2.378in"/>
    </style:style>
    <style:style style:name="co20" style:family="table-column">
      <style:table-column-properties fo:break-before="auto" style:column-width="4.7846in"/>
    </style:style>
    <style:style style:name="co21" style:family="table-column">
      <style:table-column-properties fo:break-before="auto" style:column-width="1.2917in"/>
    </style:style>
    <style:style style:name="co22" style:family="table-column">
      <style:table-column-properties fo:break-before="auto" style:column-width="3.0291in"/>
    </style:style>
    <style:style style:name="co23" style:family="table-column">
      <style:table-column-properties fo:break-before="auto" style:column-width="1.7654in"/>
    </style:style>
    <style:style style:name="co24" style:family="table-column">
      <style:table-column-properties fo:break-before="auto" style:column-width="2.2752in"/>
    </style:style>
    <style:style style:name="co25" style:family="table-column">
      <style:table-column-properties fo:break-before="auto" style:column-width="2.9071in"/>
    </style:style>
    <style:style style:name="co26" style:family="table-column">
      <style:table-column-properties fo:break-before="auto" style:column-width="3.2902in"/>
    </style:style>
    <style:style style:name="co27" style:family="table-column">
      <style:table-column-properties fo:break-before="auto" style:column-width="0.5693in"/>
    </style:style>
    <style:style style:name="co28" style:family="table-column">
      <style:table-column-properties fo:break-before="auto" style:column-width="1.0209in"/>
    </style:style>
    <style:style style:name="co29" style:family="table-column">
      <style:table-column-properties fo:break-before="auto" style:column-width="2.7583in"/>
    </style:style>
    <style:style style:name="co30" style:family="table-column">
      <style:table-column-properties fo:break-before="auto" style:column-width="2.2189in"/>
    </style:style>
    <style:style style:name="co31" style:family="table-column">
      <style:table-column-properties fo:break-before="auto" style:column-width="3.8366in"/>
    </style:style>
    <style:style style:name="co32" style:family="table-column">
      <style:table-column-properties fo:break-before="auto" style:column-width="3.9693in"/>
    </style:style>
    <style:style style:name="co33" style:family="table-column">
      <style:table-column-properties fo:break-before="auto" style:column-width="2.3618in"/>
    </style:style>
    <style:style style:name="co34" style:family="table-column">
      <style:table-column-properties fo:break-before="auto" style:column-width="4.0201in"/>
    </style:style>
    <style:style style:name="co35" style:family="table-column">
      <style:table-column-properties fo:break-before="auto" style:column-width="4.9327in"/>
    </style:style>
    <style:style style:name="co36" style:family="table-column">
      <style:table-column-properties fo:break-before="auto" style:column-width="1.4228in"/>
    </style:style>
    <style:style style:name="co37" style:family="table-column">
      <style:table-column-properties fo:break-before="auto" style:column-width="0.7701in"/>
    </style:style>
    <style:style style:name="co38" style:family="table-column">
      <style:table-column-properties fo:break-before="auto" style:column-width="1.1835in"/>
    </style:style>
    <style:style style:name="co39" style:family="table-column">
      <style:table-column-properties fo:break-before="auto" style:column-width="4.333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ta1" style:family="table" style:master-page-name="PageStyle_5f_TestLibrary-Software">
      <style:table-properties table:display="true" style:writing-mode="lr-tb"/>
    </style:style>
    <style:style style:name="ta2" style:family="table" style:master-page-name="PageStyle_5f_Gener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eature-System_20_Launch">
      <style:table-properties table:display="true" style:writing-mode="lr-tb"/>
    </style:style>
    <style:style style:name="ta5" style:family="table" style:master-page-name="PageStyle_5f_Feature-Snapshot">
      <style:table-properties table:display="true" style:writing-mode="lr-tb"/>
    </style:style>
    <style:style style:name="ta6" style:family="table" style:master-page-name="PageStyle_5f_Feature-System_20_Monitor">
      <style:table-properties table:display="true" style:writing-mode="lr-tb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8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Library-Softw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6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922in" svg:y="0in" draw:caption-point-x="-0.2402in" draw:caption-point-y="0.0039in">
              <dc:date>2025-02-08T00:00:00</dc:date>
              <text:p text:style-name="P1">NOT STARTED</text:p>
              <text:p text:style-name="P1">ACTIVE</text:p>
              <text:p text:style-name="P1">BLOCKED</text:p>
              <text:p text:style-name="P1">PASSED</text:p>
              <text:p text:style-name="P1">FAILED</text:p>
              <text:p text:style-name="P1">ABANDONED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Libraries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90%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Nod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50%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heck that code is formatted</text:p>
          </table:table-cell>
          <table:table-cell table:style-name="ce13" office:value-type="string" calcext:value-type="string">
            <text:p>Code is formatte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neral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number-columns-repeated="57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2" draw:text-style-name="P2" svg:width="1.1413in" svg:height="1.1469in" svg:x="15.2228in" svg:y="0in" draw:caption-point-x="-0.2402in" draw:caption-point-y="0.0039in">
              <dc:date>2025-02-08T00:00:00</dc:date>
              <text:p text:style-name="P1">NOT STARTED</text:p>
              <text:p text:style-name="P1">ACTIVE</text:p>
              <text:p text:style-name="P1">BLOCKED</text:p>
              <text:p text:style-name="P1">PASSED</text:p>
              <text:p text:style-name="P1">FAILED</text:p>
              <text:p text:style-name="P1">ABANDONED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Doxygen - TODO List</text:p>
          </table:table-cell>
          <table:table-cell office:value-type="string" calcext:value-type="string">
            <text:p>Review TODO List with linkage to AzDo</text:p>
          </table:table-cell>
          <table:table-cell table:style-name="ce13" office:value-type="string" calcext:value-type="string">
            <text:p>Verify each TODO item has an associated AzDo item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Code Quality</text:p>
          </table:table-cell>
          <table:table-cell office:value-type="string" calcext:value-type="string">
            <text:p>Code Coverage - Libraries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90%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Code Quality</text:p>
          </table:table-cell>
          <table:table-cell office:value-type="string" calcext:value-type="string">
            <text:p>Code Coverage - Nod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50%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Clean Build</text:p>
          </table:table-cell>
          <table:table-cell office:value-type="string" calcext:value-type="string">
            <text:p>Clear all build artifacts. <text:s/>Rebuild content.</text:p>
          </table:table-cell>
          <table:table-cell table:style-name="ce13" office:value-type="string" calcext:value-type="string">
            <text:p>Verify no compilation errors or warnings.</text:p>
          </table:table-cell>
          <table:table-cell table:number-columns-repeated="60"/>
        </table:table-row>
        <table:table-row table:style-name="ro3" table:number-rows-repeated="1048570">
          <table:table-cell table:number-columns-repeated="65"/>
        </table:table-row>
        <table:table-row table:style-name="ro3">
          <table:table-cell table:number-columns-repeated="65"/>
        </table:table-row>
      </table:table>
      <table:table table:name="Core Software" table:style-name="ta3">
        <office:forms form:automatic-focus="false" form:apply-design-mode="false"/>
        <table:table-column table:style-name="co14" table:default-cell-style-name="ce11"/>
        <table:table-column table:style-name="co13" table:number-columns-repeated="2" table:default-cell-style-name="ce11"/>
        <table:table-column table:style-name="co15" table:default-cell-style-name="ce11"/>
        <table:table-column table:style-name="co16" table:default-cell-style-name="ce12"/>
        <table:table-column table:style-name="co17" table:default-cell-style-name="ce11"/>
        <table:table-column table:style-name="co13" table:number-columns-repeated="2" table:default-cell-style-name="ce11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office:annotation draw:style-name="gr1" draw:text-style-name="P2" svg:width="1.1413in" svg:height="1.1469in" svg:x="8.789in" svg:y="0in" draw:caption-point-x="-0.2402in" draw:caption-point-y="0.0039in">
              <dc:date>2025-02-08T00:00:00</dc:date>
              <text:p text:style-name="P1">NOT STARTED</text:p>
              <text:p text:style-name="P1">ACTIVE</text:p>
              <text:p text:style-name="P1">BLOCKED</text:p>
              <text:p text:style-name="P1">PASSED</text:p>
              <text:p text:style-name="P1">FAILED</text:p>
              <text:p text:style-name="P1">ABANDONED</text:p>
            </office:annotation>
            <text:p>State</text:p>
          </table:table-cell>
          <table:table-cell office:value-type="string" calcext:value-type="string">
            <text:p>Comments</text:p>
          </table:table-cell>
        </table:table-row>
      </table:table>
      <table:table table:name="Feature-System Launch" table:style-name="ta4">
        <office:forms form:automatic-focus="false" form:apply-design-mode="false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5"/>
        <table:table-column table:style-name="co11" table:default-cell-style-name="Default"/>
        <table:table-column table:style-name="co8" table:number-columns-repeated="1018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0209in" svg:y="0in" draw:caption-point-x="-0.2402in" draw:caption-point-y="0.0039in">
              <dc:date>2025-02-08T00:00:00</dc:date>
              <text:p text:style-name="P1">NOT STARTED</text:p>
              <text:p text:style-name="P1">ACTIVE</text:p>
              <text:p text:style-name="P1">BLOCKED</text:p>
              <text:p text:style-name="P1">PASSED</text:p>
              <text:p text:style-name="P1">FAILED</text:p>
              <text:p text:style-name="P1">ABANDONED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Launch Master content</text:p>
          </table:table-cell>
          <table:table-cell office:value-type="string" calcext:value-type="string">
            <text:p>Run `launch_Master.launch`</text:p>
          </table:table-cell>
          <table:table-cell office:value-type="string" calcext:value-type="string">
            <text:p>Verfy all nodes run OK. <text:s/>All Nodes should report status as NOTICE or Lower. <text:s/>No nodes should crash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ROS Node Check</text:p>
          </table:table-cell>
          <table:table-cell office:value-type="string" calcext:value-type="string">
            <text:p>Run `rosnode list`</text:p>
          </table:table-cell>
          <table:table-cell office:value-type="string" calcext:value-type="string">
            <text:p>Should see the following Nodes: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-Safety Node" table:style-name="ta3">
        <office:forms form:automatic-focus="false" form:apply-design-mode="false"/>
        <table:table-column table:style-name="co14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2" table:number-columns-repeated="1017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2126in" svg:y="0in" draw:caption-point-x="-0.2402in" draw:caption-point-y="0.0039in">
              <dc:date>2025-02-08T00:00:00</dc:date>
              <text:p text:style-name="P1">NOT STARTED</text:p>
              <text:p text:style-name="P1">ACTIVE</text:p>
              <text:p text:style-name="P1">BLOCKED</text:p>
              <text:p text:style-name="P1">PASSED</text:p>
              <text:p text:style-name="P1">FAILED</text:p>
              <text:p text:style-name="P1">ABANDONED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Libraries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90%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Nod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50%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heck that code is formatted</text:p>
          </table:table-cell>
          <table:table-cell table:style-name="ce13" office:value-type="string" calcext:value-type="string">
            <text:p>Code is formatted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-Data Logger Node" table:style-name="ta3">
        <office:forms form:automatic-focus="false" form:apply-design-mode="false"/>
        <table:table-column table:style-name="co14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2.4012in" svg:y="0in" draw:caption-point-x="-0.2402in" draw:caption-point-y="0.0039in">
              <dc:date>2025-02-08T00:00:00</dc:date>
              <text:p text:style-name="P1">NOT STARTED</text:p>
              <text:p text:style-name="P1">ACTIVE</text:p>
              <text:p text:style-name="P1">BLOCKED</text:p>
              <text:p text:style-name="P1">PASSED</text:p>
              <text:p text:style-name="P1">FAILED</text:p>
              <text:p text:style-name="P1">ABANDONED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Libraries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90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Nod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50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heck that code is formatted</text:p>
          </table:table-cell>
          <table:table-cell table:style-name="ce13" office:value-type="string" calcext:value-type="string">
            <text:p>Code is formatted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3"/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Node-Master Node" table:style-name="ta3">
        <office:forms form:automatic-focus="false" form:apply-design-mode="false"/>
        <table:table-column table:style-name="co1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2.4776in" svg:y="0in" draw:caption-point-x="-0.2402in" draw:caption-point-y="0.0039in">
              <dc:date>2025-02-08T00:00:00</dc:date>
              <text:p text:style-name="P1">NOT STARTED</text:p>
              <text:p text:style-name="P1">ACTIVE</text:p>
              <text:p text:style-name="P1">BLOCKED</text:p>
              <text:p text:style-name="P1">PASSED</text:p>
              <text:p text:style-name="P1">FAILED</text:p>
              <text:p text:style-name="P1">ABANDONED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3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Libraries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90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Nod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50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heck that code is formatted</text:p>
          </table:table-cell>
          <table:table-cell table:style-name="ce13" office:value-type="string" calcext:value-type="string">
            <text:p>Code is formatted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3"/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Node-Snapshot Node" table:style-name="ta5">
        <office:forms form:automatic-focus="false" form:apply-design-mode="false"/>
        <table:table-column table:style-name="co8" table:number-columns-repeated="2" table:default-cell-style-name="Default"/>
        <table:table-column table:style-name="co30" table:default-cell-style-name="Default"/>
        <table:table-column table:style-name="co31" table:default-cell-style-name="ce13"/>
        <table:table-column table:style-name="co32" table:default-cell-style-name="ce13"/>
        <table:table-column table:style-name="co11" table:default-cell-style-name="Default"/>
        <table:table-column table:style-name="co8" table:number-columns-repeated="1018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2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9827in" svg:y="0in" draw:caption-point-x="-0.2402in" draw:caption-point-y="0.0039in">
              <dc:date>2025-02-08T00:00:00</dc:date>
              <text:p text:style-name="P1">NOT STARTED</text:p>
              <text:p text:style-name="P1">ACTIVE</text:p>
              <text:p text:style-name="P1">BLOCKED</text:p>
              <text:p text:style-name="P1">PASSED</text:p>
              <text:p text:style-name="P1">FAILED</text:p>
              <text:p text:style-name="P1">ABANDONED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members are documented.</text:p>
          </table:table-cell>
          <table:table-cell table:style-name="ce11"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functions are documented with their interaction clear.</text:p>
          </table:table-cell>
          <table:table-cell table:style-name="ce11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table:style-name="Default" office:value-type="string" calcext:value-type="string">
            <text:p>View Status color of all classes</text:p>
          </table:table-cell>
          <table:table-cell office:value-type="string" calcext:value-type="string">
            <text:p>Color should match actual status</text:p>
          </table:table-cell>
          <table:table-cell table:style-name="ce11"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table:style-name="Default" office:value-type="string" calcext:value-type="string">
            <text:p>Review Markdown of content</text:p>
          </table:table-cell>
          <table:table-cell office:value-type="string" calcext:value-type="string">
            <text:p>Markdown documentation should be up to date, accurate. <text:s/>Markdown should render puml images.</text:p>
          </table:table-cell>
          <table:table-cell table:style-name="ce11"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table:style-name="Default" office:value-type="string" calcext:value-type="string">
            <text:p>Generate doxygen documentation</text:p>
          </table:table-cell>
          <table:table-cell office:value-type="string" calcext:value-type="string">
            <text:p>Verify namespace architecture. <text:s/></text:p>
          </table:table-cell>
          <table:table-cell table:style-name="ce11"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Libraries</text:p>
          </table:table-cell>
          <table:table-cell table:style-name="Default" office:value-type="string" calcext:value-type="string">
            <text:p>Check Line Coverage</text:p>
          </table:table-cell>
          <table:table-cell office:value-type="string" calcext:value-type="string">
            <text:p>Line Coverage &gt; 90%</text:p>
          </table:table-cell>
          <table:table-cell table:style-name="ce11"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Node</text:p>
          </table:table-cell>
          <table:table-cell table:style-name="Default" office:value-type="string" calcext:value-type="string">
            <text:p>Check Line Coverage</text:p>
          </table:table-cell>
          <table:table-cell office:value-type="string" calcext:value-type="string">
            <text:p>Line Coverage &gt; 50%</text:p>
          </table:table-cell>
          <table:table-cell table:style-name="ce11"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table:style-name="Default" office:value-type="string" calcext:value-type="string">
            <text:p>Check that code is formatted</text:p>
          </table:table-cell>
          <table:table-cell office:value-type="string" calcext:value-type="string">
            <text:p>Code is formatted</text:p>
          </table:table-cell>
          <table:table-cell table:style-name="ce11"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table:style-name="Default" office:value-type="string" calcext:value-type="string">
            <text:p>Check Firmware Version/Date</text:p>
          </table:table-cell>
          <table:table-cell office:value-type="string" calcext:value-type="string">
            <text:p>Date and Version should be updated appropriately</text:p>
          </table:table-cell>
          <table:table-cell table:style-name="ce11"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table:style-name="Default" office:value-type="string" calcext:value-type="string">
            <text:p>Review Class diagrams</text:p>
          </table:table-cell>
          <table:table-cell office:value-type="string" calcext:value-type="string">
            <text:p>Code follows SOLID principles</text:p>
          </table:table-cell>
          <table:table-cell table:style-name="ce11"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lear all System Snapshots and Create System Snapshot</text:p>
          </table:table-cell>
          <table:table-cell office:value-type="string" calcext:value-type="string">
            <text:p>Open STORAGE directory and verify System Snapshot is present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Snapshot Artifacts</text:p>
          </table:table-cell>
          <table:table-cell office:value-type="string" calcext:value-type="string">
            <text:p>Unzip System Snapshot and view artifacts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evice Snapshot Artifacts</text:p>
          </table:table-cell>
          <table:table-cell office:value-type="string" calcext:value-type="string">
            <text:p>Unzip Device Snapshot from System Snapshot and view artifacts</text:p>
          </table:table-cell>
          <table:table-cell table:number-columns-repeated="1020"/>
        </table:table-row>
        <table:table-row table:style-name="ro3" table:number-rows-repeated="10485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de-System Monitor" table:style-name="ta6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ce15"/>
        <table:table-column table:style-name="co35" table:default-cell-style-name="ce13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number-columns-repeated="1016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6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5.8819in" svg:y="0in" draw:caption-point-x="-0.2402in" draw:caption-point-y="0.0039in">
              <dc:date>2025-02-08T00:00:00</dc:date>
              <text:p text:style-name="P1">NOT STARTED</text:p>
              <text:p text:style-name="P1">ACTIVE</text:p>
              <text:p text:style-name="P1">BLOCKED</text:p>
              <text:p text:style-name="P1">PASSED</text:p>
              <text:p text:style-name="P1">FAILED</text:p>
              <text:p text:style-name="P1">ABANDONED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members are documented.</text:p>
          </table:table-cell>
          <table:table-cell table:style-name="ce11"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functions are documented with their interaction clear.</text:p>
          </table:table-cell>
          <table:table-cell table:style-name="ce11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table:style-name="Default" office:value-type="string" calcext:value-type="string">
            <text:p>View Status color of all classes</text:p>
          </table:table-cell>
          <table:table-cell office:value-type="string" calcext:value-type="string">
            <text:p>Color should match actual status</text:p>
          </table:table-cell>
          <table:table-cell table:style-name="ce11"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table:style-name="Default" office:value-type="string" calcext:value-type="string">
            <text:p>Review Markdown of content</text:p>
          </table:table-cell>
          <table:table-cell office:value-type="string" calcext:value-type="string">
            <text:p>Markdown documentation should be up to date, accurate. <text:s/>Markdown should render puml images.</text:p>
          </table:table-cell>
          <table:table-cell table:style-name="ce11"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table:style-name="Default" office:value-type="string" calcext:value-type="string">
            <text:p>Generate doxygen documentation</text:p>
          </table:table-cell>
          <table:table-cell office:value-type="string" calcext:value-type="string">
            <text:p>Verify namespace architecture. <text:s/></text:p>
          </table:table-cell>
          <table:table-cell table:style-name="ce11"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Libraries</text:p>
          </table:table-cell>
          <table:table-cell table:style-name="Default" office:value-type="string" calcext:value-type="string">
            <text:p>Check Line Coverage</text:p>
          </table:table-cell>
          <table:table-cell office:value-type="string" calcext:value-type="string">
            <text:p>Line Coverage &gt; 90%</text:p>
          </table:table-cell>
          <table:table-cell table:style-name="ce11"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Node</text:p>
          </table:table-cell>
          <table:table-cell table:style-name="Default" office:value-type="string" calcext:value-type="string">
            <text:p>Check Line Coverage</text:p>
          </table:table-cell>
          <table:table-cell office:value-type="string" calcext:value-type="string">
            <text:p>Line Coverage &gt; 50%</text:p>
          </table:table-cell>
          <table:table-cell table:style-name="ce11"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table:style-name="Default" office:value-type="string" calcext:value-type="string">
            <text:p>Check that code is formatted</text:p>
          </table:table-cell>
          <table:table-cell office:value-type="string" calcext:value-type="string">
            <text:p>Code is formatted</text:p>
          </table:table-cell>
          <table:table-cell table:style-name="ce11"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table:style-name="Default" office:value-type="string" calcext:value-type="string">
            <text:p>Check Firmware Version/Date</text:p>
          </table:table-cell>
          <table:table-cell office:value-type="string" calcext:value-type="string">
            <text:p>Date and Version should be updated appropriately</text:p>
          </table:table-cell>
          <table:table-cell table:style-name="ce11"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table:style-name="Default" office:value-type="string" calcext:value-type="string">
            <text:p>Review Class diagrams</text:p>
          </table:table-cell>
          <table:table-cell office:value-type="string" calcext:value-type="string">
            <text:p>Code follows SOLID principles</text:p>
          </table:table-cell>
          <table:table-cell table:style-name="ce11" table:number-columns-repeated="1019"/>
        </table:table-row>
        <table:table-row table:style-name="ro2">
          <table:table-cell/>
          <table:table-cell office:value-type="string" calcext:value-type="string">
            <text:p>Usage</text:p>
          </table:table-cell>
          <table:table-cell office:value-type="string" calcext:value-type="string">
            <text:p>Basic Launch</text:p>
          </table:table-cell>
          <table:table-cell office:value-type="string" calcext:value-type="string">
            <text:p>Run `launch_Master.launch` and `rosrun eros system_monitor`</text:p>
          </table:table-cell>
          <table:table-cell office:value-type="string" calcext:value-type="string">
            <text:p>Verify System Monitor starts and populates data. <text:s/>Verify no Diagnostics in WARN or Higher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eck Node Firmware</text:p>
          </table:table-cell>
          <table:table-cell office:value-type="string" calcext:value-type="string">
            <text:p>Verify reported Firmware matches actual Firmwa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sage</text:p>
          </table:table-cell>
          <table:table-cell office:value-type="string" calcext:value-type="string">
            <text:p>Change Node Logger Level</text:p>
          </table:table-cell>
          <table:table-cell office:value-type="string" calcext:value-type="string">
            <text:p>Change Node Logger Level Threshold</text:p>
          </table:table-cell>
          <table:table-cell office:value-type="string" calcext:value-type="string">
            <text:p>Verify Node Logger Threshold chang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ange Node State</text:p>
          </table:table-cell>
          <table:table-cell office:value-type="string" calcext:value-type="string">
            <text:p>Verify Node State chang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reate System Snapshot 5 times</text:p>
          </table:table-cell>
          <table:table-cell office:value-type="string" calcext:value-type="string">
            <text:p>Verify System Snapshot is created each time. <text:s/>Verify no Diagnostics in WARN or Higher.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Usage</text:p>
          </table:table-cell>
          <table:table-cell office:value-type="string" calcext:value-type="string">
            <text:p>Clear System Snapshot</text:p>
          </table:table-cell>
          <table:table-cell office:value-type="string" calcext:value-type="string">
            <text:p>Generate and Clear System Snapshots 3 times</text:p>
          </table:table-cell>
          <table:table-cell office:value-type="string" calcext:value-type="string">
            <text:p>Verify System Snapshots are created and then cleared. <text:s/>Verify no Diagnostics in WARN or Higher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sage</text:p>
          </table:table-cell>
          <table:table-cell office:value-type="string" calcext:value-type="string">
            <text:p>Node Diagnostics</text:p>
          </table:table-cell>
          <table:table-cell office:value-type="string" calcext:value-type="string">
            <text:p>Page through Nodes request Node Diagnostics</text:p>
          </table:table-cell>
          <table:table-cell office:value-type="string" calcext:value-type="string">
            <text:p>Verify System Monitor reports diagnostics for individual Nod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Usage</text:p>
          </table:table-cell>
          <table:table-cell office:value-type="string" calcext:value-type="string">
            <text:p>System Diagnostics</text:p>
          </table:table-cell>
          <table:table-cell office:value-type="string" calcext:value-type="string">
            <text:p>Reset System Monitor</text:p>
          </table:table-cell>
          <table:table-cell office:value-type="string" calcext:value-type="string">
            <text:p>Verify System Monitor reports diagnostics for system. <text:s/>Verify no Diagnostics in WARN or Higher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ilure Mode</text:p>
          </table:table-cell>
          <table:table-cell office:value-type="string" calcext:value-type="string">
            <text:p>Individual Node stop</text:p>
          </table:table-cell>
          <table:table-cell office:value-type="string" calcext:value-type="string">
            <text:p>Kill one of the nodes that's running</text:p>
          </table:table-cell>
          <table:table-cell office:value-type="string" calcext:value-type="string">
            <text:p>Verify System Monitor stops updating for individual Nod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ilure Mode</text:p>
          </table:table-cell>
          <table:table-cell office:value-type="string" calcext:value-type="string">
            <text:p>All Node stop</text:p>
          </table:table-cell>
          <table:table-cell office:value-type="string" calcext:value-type="string">
            <text:p>Kill all other nodes in system</text:p>
          </table:table-cell>
          <table:table-cell office:value-type="string" calcext:value-type="string">
            <text:p>Verify all nodes in System Monitor stop updatin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ure Mod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Re-launch all nodes</text:p>
          </table:table-cell>
          <table:table-cell office:value-type="string" calcext:value-type="string">
            <text:p>Verify that System Monitor nodes start updating. <text:s/>PID should change for each Node.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TestLibrary-Software'.$A$1" table:cell-range-address="$'Node-System Monitor'.$A$1:.$H$1"/>
        </table:named-expressions>
      </table:table>
      <table:table table:name="Node-Diagnostic Node" table:style-name="ta3">
        <office:forms form:automatic-focus="false" form:apply-design-mode="false"/>
        <table:table-column table:style-name="co14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4445in" svg:y="0in" draw:caption-point-x="-0.2402in" draw:caption-point-y="0.0039in">
              <dc:date>2025-02-08T00:00:00</dc:date>
              <text:p text:style-name="P1">NOT STARTED</text:p>
              <text:p text:style-name="P1">ACTIVE</text:p>
              <text:p text:style-name="P1">BLOCKED</text:p>
              <text:p text:style-name="P1">PASSED</text:p>
              <text:p text:style-name="P1">FAILED</text:p>
              <text:p text:style-name="P1">ABANDONED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Libraries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90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Nod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50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heck that code is formatted</text:p>
          </table:table-cell>
          <table:table-cell table:style-name="ce13" office:value-type="string" calcext:value-type="string">
            <text:p>Code is formatted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3"/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8" table:target-range-address="'Node-System Monitor'.A1:'Node-System Monitor'.H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2:25:06.285487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Monitor" style:display-name="PageStyle_Feature-System Moni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Launch" style:display-name="PageStyle_Feature-System Lau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napshot" style:display-name="PageStyle_Feature-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Library-Software" style:display-name="PageStyle_TestLibrary-Softw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Gitz</meta:initial-creator>
    <meta:creation-date>2025-02-02T03:34:51</meta:creation-date>
    <dc:date>2025-02-08T12:32:27.709346194</dc:date>
    <meta:generator>LibreOffice/6.4.7.2$Linux_X86_64 LibreOffice_project/40$Build-2</meta:generator>
    <meta:editing-duration>PT24M53S</meta:editing-duration>
    <meta:editing-cycles>10</meta:editing-cycles>
    <meta:document-statistic meta:table-count="10" meta:cell-count="5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